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297951579" calcext:value-type="float">
            <text:p>1,297951579</text:p>
          </table:table-cell>
          <table:table-cell office:value-type="float" office:value="0.558602035" calcext:value-type="float">
            <text:p>0,558602035</text:p>
          </table:table-cell>
          <table:table-cell office:value-type="float" office:value="0.002924091648" calcext:value-type="float">
            <text:p>0,0029240916</text:p>
          </table:table-cell>
          <table:table-cell table:style-name="ce1" office:value-type="float" office:value="0.00004647089372" calcext:value-type="float">
            <text:p>4,65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792" calcext:value-type="float">
            <text:p>143792</text:p>
          </table:table-cell>
          <table:table-cell office:value-type="float" office:value="1.323860288" calcext:value-type="float">
            <text:p>1,323860288</text:p>
          </table:table-cell>
          <table:table-cell office:value-type="float" office:value="0.5269823074" calcext:value-type="float">
            <text:p>0,5269823074</text:p>
          </table:table-cell>
          <table:table-cell office:value-type="float" office:value="0.0005694176652" calcext:value-type="float">
            <text:p>0,0005694177</text:p>
          </table:table-cell>
          <table:table-cell table:style-name="ce1" office:value-type="float" office:value="0.00000707351137" calcext:value-type="float">
            <text:p>7,07E-0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257" calcext:value-type="float">
            <text:p>144257</text:p>
          </table:table-cell>
          <table:table-cell office:value-type="float" office:value="1.090475559" calcext:value-type="float">
            <text:p>1,090475559</text:p>
          </table:table-cell>
          <table:table-cell office:value-type="float" office:value="0.579358995" calcext:value-type="float">
            <text:p>0,579358995</text:p>
          </table:table-cell>
          <table:table-cell office:value-type="float" office:value="0.0003983586212" calcext:value-type="float">
            <text:p>0,0003983586</text:p>
          </table:table-cell>
          <table:table-cell table:style-name="ce1" office:value-type="float" office:value="0.000007050595286" calcext:value-type="float">
            <text:p>7,05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574" calcext:value-type="float">
            <text:p>144574</text:p>
          </table:table-cell>
          <table:table-cell office:value-type="float" office:value="1.224032998" calcext:value-type="float">
            <text:p>1,224032998</text:p>
          </table:table-cell>
          <table:table-cell office:value-type="float" office:value="0.5955151916" calcext:value-type="float">
            <text:p>0,5955151916</text:p>
          </table:table-cell>
          <table:table-cell office:value-type="float" office:value="0.0008934758953" calcext:value-type="float">
            <text:p>0,0008934759</text:p>
          </table:table-cell>
          <table:table-cell table:style-name="ce1" office:value-type="float" office:value="0.000003517621508" calcext:value-type="float">
            <text:p>3,52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478" calcext:value-type="float">
            <text:p>145478</text:p>
          </table:table-cell>
          <table:table-cell office:value-type="float" office:value="1.076498747" calcext:value-type="float">
            <text:p>1,076498747</text:p>
          </table:table-cell>
          <table:table-cell office:value-type="float" office:value="0.5972047448" calcext:value-type="float">
            <text:p>0,5972047448</text:p>
          </table:table-cell>
          <table:table-cell office:value-type="float" office:value="0.0003740395478" calcext:value-type="float">
            <text:p>0,0003740395</text:p>
          </table:table-cell>
          <table:table-cell table:style-name="ce1" office:value-type="float" office:value="0.000006991393548" calcext:value-type="float">
            <text:p>6,99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5906" calcext:value-type="float">
            <text:p>145906</text:p>
          </table:table-cell>
          <table:table-cell office:value-type="float" office:value="1.325407028" calcext:value-type="float">
            <text:p>1,325407028</text:p>
          </table:table-cell>
          <table:table-cell office:value-type="float" office:value="0.5778883696" calcext:value-type="float">
            <text:p>0,5778883696</text:p>
          </table:table-cell>
          <table:table-cell office:value-type="float" office:value="0.0006936722202" calcext:value-type="float">
            <text:p>0,0006936722</text:p>
          </table:table-cell>
          <table:table-cell table:style-name="ce1" office:value-type="float" office:value="0.00001742895074" calcext:value-type="float">
            <text:p>1,74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679" calcext:value-type="float">
            <text:p>146679</text:p>
          </table:table-cell>
          <table:table-cell office:value-type="float" office:value="1.1470263" calcext:value-type="float">
            <text:p>1,1470263</text:p>
          </table:table-cell>
          <table:table-cell office:value-type="float" office:value="0.584641695" calcext:value-type="float">
            <text:p>0,584641695</text:p>
          </table:table-cell>
          <table:table-cell office:value-type="float" office:value="0.0001941929368" calcext:value-type="float">
            <text:p>0,0001941929</text:p>
          </table:table-cell>
          <table:table-cell table:style-name="ce1" office:value-type="float" office:value="0.0000104031933" calcext:value-type="float">
            <text:p>1,04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930" calcext:value-type="float">
            <text:p>146930</text:p>
          </table:table-cell>
          <table:table-cell office:value-type="float" office:value="1.130455971" calcext:value-type="float">
            <text:p>1,130455971</text:p>
          </table:table-cell>
          <table:table-cell office:value-type="float" office:value="0.5789085031" calcext:value-type="float">
            <text:p>0,5789085031</text:p>
          </table:table-cell>
          <table:table-cell office:value-type="float" office:value="0.0002527202014" calcext:value-type="float">
            <text:p>0,0002527202</text:p>
          </table:table-cell>
          <table:table-cell table:style-name="ce1" office:value-type="float" office:value="0.000006923841283" calcext:value-type="float">
            <text:p>6,92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7321" calcext:value-type="float">
            <text:p>147321</text:p>
          </table:table-cell>
          <table:table-cell office:value-type="float" office:value="1.197392583" calcext:value-type="float">
            <text:p>1,197392583</text:p>
          </table:table-cell>
          <table:table-cell office:value-type="float" office:value="0.5808436275" calcext:value-type="float">
            <text:p>0,5808436275</text:p>
          </table:table-cell>
          <table:table-cell office:value-type="float" office:value="0.0002313472069" calcext:value-type="float">
            <text:p>0,0002313472</text:p>
          </table:table-cell>
          <table:table-cell table:style-name="ce1" office:value-type="float" office:value="0.000003452943247" calcext:value-type="float">
            <text:p>3,45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692" calcext:value-type="float">
            <text:p>147692</text:p>
          </table:table-cell>
          <table:table-cell office:value-type="float" office:value="1.172796845" calcext:value-type="float">
            <text:p>1,172796845</text:p>
          </table:table-cell>
          <table:table-cell office:value-type="float" office:value="0.5873773098" calcext:value-type="float">
            <text:p>0,5873773098</text:p>
          </table:table-cell>
          <table:table-cell office:value-type="float" office:value="0.0001825490035" calcext:value-type="float">
            <text:p>0,000182549</text:p>
          </table:table-cell>
          <table:table-cell table:style-name="ce1" office:value-type="float" office:value="0.000003444320782" calcext:value-type="float">
            <text:p>3,44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985897898" calcext:value-type="float">
            <text:p>1,1985897898</text:p>
          </table:table-cell>
          <table:table-cell table:formula="of:=AVERAGE([.D2:.D11])" office:value-type="float" office:value="0.57673227788" calcext:value-type="float">
            <text:p>0,5767322779</text:p>
          </table:table-cell>
          <table:table-cell table:formula="of:=AVERAGE([.E2:.E11])" office:value-type="float" office:value="0.00067138649463" calcext:value-type="float">
            <text:p>0,0006713865</text:p>
          </table:table-cell>
          <table:table-cell table:formula="of:=AVERAGE([.F2:.F11])" office:value-type="float" office:value="0.0000112757264784" calcext:value-type="float">
            <text:p>1,12757264784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08:32.027350110</dc:date>
    <meta:document-statistic meta:table-count="1" meta:cell-count="70" meta:object-count="0"/>
    <meta:generator>LibreOffice/4.1.4.2$Linux_X86_64 LibreOffice_project/410m0$Build-2</meta:generator>
  </office:meta>
</office:document-meta>
</file>